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60e4" officeooo:paragraph-rsid="003772ab"/>
    </style:style>
    <style:style style:name="P2" style:family="paragraph" style:parent-style-name="Standard">
      <style:paragraph-properties fo:text-align="justify" style:justify-single-word="false"/>
      <style:text-properties officeooo:rsid="002d3794" officeooo:paragraph-rsid="002d3794"/>
    </style:style>
    <style:style style:name="P3" style:family="paragraph" style:parent-style-name="Standard">
      <style:paragraph-properties fo:text-align="justify" style:justify-single-word="false"/>
      <style:text-properties officeooo:paragraph-rsid="003f6895"/>
    </style:style>
    <style:style style:name="P4" style:family="paragraph" style:parent-style-name="Standard">
      <style:paragraph-properties fo:text-align="justify" style:justify-single-word="false"/>
      <style:text-properties officeooo:paragraph-rsid="00484451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44ad8e" officeooo:paragraph-rsid="004595b4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3963fb" officeooo:paragraph-rsid="003963fb"/>
    </style:style>
    <style:style style:name="P7" style:family="paragraph" style:parent-style-name="Standard">
      <style:paragraph-properties fo:text-align="justify" style:justify-single-word="false"/>
      <style:text-properties officeooo:rsid="004818f5" officeooo:paragraph-rsid="004818f5"/>
    </style:style>
    <style:style style:name="P8" style:family="paragraph" style:parent-style-name="Standard">
      <style:paragraph-properties fo:text-align="justify" style:justify-single-word="false"/>
      <style:text-properties officeooo:rsid="00484451" officeooo:paragraph-rsid="00484451"/>
    </style:style>
    <style:style style:name="P9" style:family="paragraph" style:parent-style-name="Standard">
      <style:paragraph-properties fo:text-align="justify" style:justify-single-word="false"/>
      <style:text-properties officeooo:rsid="0017e89a" officeooo:paragraph-rsid="00484451"/>
    </style:style>
    <style:style style:name="P10" style:family="paragraph" style:parent-style-name="Standard">
      <style:paragraph-properties fo:text-align="justify" style:justify-single-word="false"/>
      <style:text-properties officeooo:rsid="0049a56e" officeooo:paragraph-rsid="0049a56e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6pt solid #000000" style:join-border="false"/>
      <style:text-properties fo:font-weight="normal" officeooo:paragraph-rsid="003963fb" style:font-weight-asian="normal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rsid="000160e4" officeooo:paragraph-rsid="001e8a4c"/>
    </style:style>
    <style:style style:name="P13" style:family="paragraph" style:parent-style-name="Standard">
      <style:paragraph-properties fo:text-align="justify" style:justify-single-word="false"/>
      <style:text-properties officeooo:rsid="0049a56e" officeooo:paragraph-rsid="00513df0"/>
    </style:style>
    <style:style style:name="P14" style:family="paragraph" style:parent-style-name="Standard">
      <style:paragraph-properties fo:text-align="justify" style:justify-single-word="false"/>
      <style:text-properties officeooo:rsid="0049a56e" officeooo:paragraph-rsid="005454ff"/>
    </style:style>
    <style:style style:name="P15" style:family="paragraph" style:parent-style-name="Standard">
      <style:paragraph-properties fo:text-align="justify" style:justify-single-word="false"/>
      <style:text-properties officeooo:rsid="0031439f" officeooo:paragraph-rsid="004cf34f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513df0"/>
    </style:style>
    <style:style style:name="P18" style:family="paragraph" style:parent-style-name="Standard">
      <style:paragraph-properties fo:text-align="justify" style:justify-single-word="false"/>
      <style:text-properties officeooo:paragraph-rsid="004405e2"/>
    </style:style>
    <style:style style:name="P19" style:family="paragraph" style:parent-style-name="Standard">
      <style:paragraph-properties fo:text-align="justify" style:justify-single-word="false"/>
      <style:text-properties officeooo:paragraph-rsid="00574faf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574faf"/>
    </style:style>
    <style:style style:name="P21" style:family="paragraph" style:parent-style-name="Standard">
      <style:paragraph-properties fo:text-align="justify" style:justify-single-word="false"/>
      <style:text-properties officeooo:paragraph-rsid="005e7139"/>
    </style:style>
    <style:style style:name="P22" style:family="paragraph" style:parent-style-name="Standard">
      <style:paragraph-properties fo:text-align="justify" style:justify-single-word="false"/>
      <style:text-properties officeooo:rsid="004818f5" officeooo:paragraph-rsid="004818f5"/>
    </style:style>
    <style:style style:name="P23" style:family="paragraph" style:parent-style-name="Standard">
      <style:paragraph-properties fo:text-align="justify" style:justify-single-word="false"/>
      <style:text-properties officeooo:rsid="003c2c00" officeooo:paragraph-rsid="003f6895"/>
    </style:style>
    <style:style style:name="P24" style:family="paragraph" style:parent-style-name="Standard">
      <style:paragraph-properties fo:text-align="justify" style:justify-single-word="false"/>
      <style:text-properties officeooo:rsid="003c2c00" officeooo:paragraph-rsid="004e29e3"/>
    </style:style>
    <style:style style:name="P25" style:family="paragraph" style:parent-style-name="Standard">
      <style:paragraph-properties fo:text-align="justify" style:justify-single-word="false"/>
      <style:text-properties officeooo:rsid="003c2c00" officeooo:paragraph-rsid="00513df0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7e89a" officeooo:paragraph-rsid="004405e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rsid="00554473" officeooo:paragraph-rsid="0056d2f7"/>
    </style:style>
    <style:style style:name="P28" style:family="paragraph" style:parent-style-name="Standard">
      <style:paragraph-properties fo:text-align="justify" style:justify-single-word="false"/>
      <style:text-properties officeooo:rsid="0058b5dc" officeooo:paragraph-rsid="005afad0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58b5dc" officeooo:paragraph-rsid="005afad0"/>
    </style:style>
    <style:style style:name="P30" style:family="paragraph" style:parent-style-name="Standard" style:list-style-name="L3">
      <style:paragraph-properties fo:text-align="justify" style:justify-single-word="false"/>
      <style:text-properties officeooo:rsid="005afad0" officeooo:paragraph-rsid="00603b0b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5e7139" officeooo:paragraph-rsid="005e7139"/>
    </style:style>
    <style:style style:name="P32" style:family="paragraph" style:parent-style-name="Standard">
      <style:paragraph-properties fo:text-align="justify" style:justify-single-word="false"/>
      <style:text-properties officeooo:rsid="00603b0b" officeooo:paragraph-rsid="00603b0b"/>
    </style:style>
    <style:style style:name="P33" style:family="paragraph" style:parent-style-name="Standard">
      <style:paragraph-properties fo:text-align="center" style:justify-single-word="false"/>
      <style:text-properties officeooo:rsid="000160e4" officeooo:paragraph-rsid="001e8a4c"/>
    </style:style>
    <style:style style:name="P34" style:family="paragraph" style:parent-style-name="Standard">
      <style:paragraph-properties fo:margin-left="0.9835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ourier 10 Pitch" fo:font-size="10pt" fo:language="zxx" fo:country="none" fo:font-weight="bold" officeooo:rsid="004595b4" officeooo:paragraph-rsid="00459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ourier 10 Pitch" fo:font-size="10pt" fo:language="zxx" fo:country="none" fo:font-weight="bold" officeooo:rsid="004f7165" officeooo:paragraph-rsid="004f716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ourier 10 Pitch" fo:font-size="10pt" fo:language="zxx" fo:country="none" fo:font-weight="bold" officeooo:rsid="00513df0" officeooo:paragraph-rsid="00513d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Standard" style:list-style-name="L4">
      <style:paragraph-properties fo:margin-top="0in" fo:margin-bottom="0.0319in" loext:contextual-spacing="false" fo:text-align="justify" style:justify-single-word="false"/>
      <style:text-properties officeooo:rsid="00603b0b" officeooo:paragraph-rsid="00603b0b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3in"/>
          <style:tab-stop style:position="0.6in"/>
        </style:tab-stops>
      </style:paragraph-properties>
      <style:text-properties style:font-name="Courier 10 Pitch" fo:font-size="10pt" fo:language="zxx" fo:country="none" fo:font-weight="bold" officeooo:rsid="00513df0" officeooo:paragraph-rsid="0056d2f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2in"/>
          <style:tab-stop style:position="0.4in"/>
          <style:tab-stop style:position="0.6in"/>
        </style:tab-stops>
      </style:paragraph-properties>
      <style:text-properties style:font-name="Courier 10 Pitch" fo:font-size="10pt" fo:language="zxx" fo:country="none" fo:font-weight="bold" officeooo:rsid="00513df0" officeooo:paragraph-rsid="0056d2f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2in"/>
          <style:tab-stop style:position="0.4in"/>
          <style:tab-stop style:position="0.6in"/>
        </style:tab-stops>
      </style:paragraph-properties>
      <style:text-properties style:font-name="Courier 10 Pitch" fo:font-size="10pt" fo:language="zxx" fo:country="none" fo:font-weight="bold" officeooo:rsid="00513df0" officeooo:paragraph-rsid="005a462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2in"/>
          <style:tab-stop style:position="0.4in"/>
          <style:tab-stop style:position="0.6in"/>
        </style:tab-stops>
      </style:paragraph-properties>
      <style:text-properties style:font-name="Courier 10 Pitch" fo:font-size="10pt" fo:language="zxx" fo:country="none" fo:font-weight="bold" officeooo:rsid="00513df0" officeooo:paragraph-rsid="0061dc1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3in"/>
          <style:tab-stop style:position="0.6in"/>
        </style:tab-stops>
      </style:paragraph-properties>
      <style:text-properties style:font-name="Courier 10 Pitch" fo:font-size="6pt" fo:language="zxx" fo:country="none" fo:font-weight="bold" officeooo:rsid="00513df0" officeooo:paragraph-rsid="0056d2f7" style:font-size-asian="6pt" style:language-asian="zxx" style:country-asian="none" style:font-weight-asian="bold" style:font-size-complex="6pt" style:language-complex="zxx" style:country-complex="none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4in"/>
          <style:tab-stop style:position="0.5in"/>
        </style:tab-stops>
      </style:paragraph-properties>
      <style:text-properties style:font-name="Courier 10 Pitch" fo:font-size="6pt" fo:language="zxx" fo:country="none" fo:font-weight="bold" officeooo:rsid="00513df0" officeooo:paragraph-rsid="0056d2f7" style:font-size-asian="6pt" style:language-asian="zxx" style:country-asian="none" style:font-weight-asian="bold" style:font-size-complex="6pt" style:language-complex="zxx" style:country-complex="none" style:font-weight-complex="bold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2in"/>
          <style:tab-stop style:position="0.4in"/>
          <style:tab-stop style:position="0.6in"/>
        </style:tab-stops>
      </style:paragraph-properties>
      <style:text-properties style:font-name="Courier 10 Pitch" fo:font-size="6pt" fo:language="zxx" fo:country="none" fo:font-weight="bold" officeooo:rsid="00513df0" officeooo:paragraph-rsid="0056d2f7" style:font-size-asian="6pt" style:language-asian="zxx" style:country-asian="none" style:font-weight-asian="bold" style:font-size-complex="6pt" style:language-complex="zxx" style:country-complex="none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2in"/>
          <style:tab-stop style:position="0.4in"/>
          <style:tab-stop style:position="0.6in"/>
        </style:tab-stops>
      </style:paragraph-properties>
      <style:text-properties style:font-name="Courier 10 Pitch" fo:font-size="6pt" fo:language="zxx" fo:country="none" fo:font-weight="bold" officeooo:rsid="00513df0" officeooo:paragraph-rsid="0061dc1f" style:font-size-asian="6pt" style:language-asian="zxx" style:country-asian="none" style:font-weight-asian="bold" style:font-size-complex="6pt" style:language-complex="zxx" style:country-complex="none" style:font-weight-complex="bold"/>
    </style:style>
    <style:style style:name="P46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officeooo:rsid="005e7139" officeooo:paragraph-rsid="00603b0b"/>
    </style:style>
    <style:style style:name="P4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e89a" style:font-weight-asian="bold" style:font-weight-complex="bold"/>
    </style:style>
    <style:style style:name="T3" style:family="text">
      <style:text-properties fo:font-weight="bold" officeooo:rsid="003f6895" style:font-weight-asian="bold" style:font-weight-complex="bold"/>
    </style:style>
    <style:style style:name="T4" style:family="text">
      <style:text-properties fo:font-weight="bold" officeooo:rsid="00484451" style:font-weight-asian="bold" style:font-weight-complex="bold"/>
    </style:style>
    <style:style style:name="T5" style:family="text">
      <style:text-properties fo:font-weight="bold" officeooo:rsid="004cf34f" style:font-weight-asian="bold" style:font-weight-complex="bold"/>
    </style:style>
    <style:style style:name="T6" style:family="text">
      <style:text-properties fo:font-weight="bold" officeooo:rsid="004e29e3" style:font-weight-asian="bold" style:font-weight-complex="bold"/>
    </style:style>
    <style:style style:name="T7" style:family="text">
      <style:text-properties fo:font-weight="bold" officeooo:rsid="00513df0" style:font-weight-asian="bold" style:font-weight-complex="bold"/>
    </style:style>
    <style:style style:name="T8" style:family="text">
      <style:text-properties fo:font-weight="bold" officeooo:rsid="0053a238" style:font-weight-asian="bold" style:font-weight-complex="bold"/>
    </style:style>
    <style:style style:name="T9" style:family="text">
      <style:text-properties fo:font-weight="bold" officeooo:rsid="005454ff" style:font-weight-asian="bold" style:font-weight-complex="bold"/>
    </style:style>
    <style:style style:name="T10" style:family="text">
      <style:text-properties fo:font-weight="bold" officeooo:rsid="00574faf" style:font-weight-asian="bold" style:font-weight-complex="bold"/>
    </style:style>
    <style:style style:name="T11" style:family="text">
      <style:text-properties fo:font-weight="bold" officeooo:rsid="005e7139" style:font-weight-asian="bold" style:font-weight-complex="bold"/>
    </style:style>
    <style:style style:name="T12" style:family="text">
      <style:text-properties officeooo:rsid="0017e89a"/>
    </style:style>
    <style:style style:name="T13" style:family="text">
      <style:text-properties officeooo:rsid="0003db25"/>
    </style:style>
    <style:style style:name="T14" style:family="text">
      <style:text-properties fo:font-weight="normal" officeooo:rsid="0017e89a" style:font-weight-asian="normal" style:font-weight-complex="normal"/>
    </style:style>
    <style:style style:name="T15" style:family="text">
      <style:text-properties fo:font-weight="normal" officeooo:rsid="004595b4" style:font-weight-asian="normal" style:font-weight-complex="normal"/>
    </style:style>
    <style:style style:name="T16" style:family="text">
      <style:text-properties fo:font-weight="normal" officeooo:rsid="00484451" style:font-weight-asian="normal" style:font-weight-complex="normal"/>
    </style:style>
    <style:style style:name="T17" style:family="text">
      <style:text-properties fo:font-weight="normal" officeooo:rsid="005454ff" style:font-weight-asian="normal" style:font-weight-complex="normal"/>
    </style:style>
    <style:style style:name="T18" style:family="text">
      <style:text-properties fo:font-weight="normal" officeooo:rsid="00554473" style:font-weight-asian="normal" style:font-weight-complex="normal"/>
    </style:style>
    <style:style style:name="T19" style:family="text">
      <style:text-properties officeooo:rsid="00059bca"/>
    </style:style>
    <style:style style:name="T20" style:family="text">
      <style:text-properties officeooo:rsid="00078b3a"/>
    </style:style>
    <style:style style:name="T21" style:family="text">
      <style:text-properties officeooo:rsid="0031439f"/>
    </style:style>
    <style:style style:name="T22" style:family="text">
      <style:text-properties officeooo:rsid="003772ab"/>
    </style:style>
    <style:style style:name="T23" style:family="text">
      <style:text-properties officeooo:rsid="003963fb"/>
    </style:style>
    <style:style style:name="T24" style:family="text">
      <style:text-properties officeooo:rsid="00484451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7e89a" style:font-style-asian="italic" style:font-weight-asian="bold" style:font-style-complex="italic" style:font-weight-complex="bold"/>
    </style:style>
    <style:style style:name="T27" style:family="text">
      <style:text-properties officeooo:rsid="0049a56e"/>
    </style:style>
    <style:style style:name="T28" style:family="text">
      <style:text-properties officeooo:rsid="004cf34f"/>
    </style:style>
    <style:style style:name="T29" style:family="text">
      <style:text-properties officeooo:rsid="004e29e3"/>
    </style:style>
    <style:style style:name="T30" style:family="text">
      <style:text-properties officeooo:rsid="00513df0"/>
    </style:style>
    <style:style style:name="T31" style:family="text">
      <style:text-properties officeooo:rsid="0056d2f7"/>
    </style:style>
    <style:style style:name="T32" style:family="text">
      <style:text-properties officeooo:rsid="00574faf"/>
    </style:style>
    <style:style style:name="T33" style:family="text">
      <style:text-properties officeooo:rsid="0058b5dc"/>
    </style:style>
    <style:style style:name="T34" style:family="text">
      <style:text-properties officeooo:rsid="005a462d"/>
    </style:style>
    <style:style style:name="T35" style:family="text">
      <style:text-properties officeooo:rsid="005afad0"/>
    </style:style>
    <style:style style:name="T36" style:family="text">
      <style:text-properties officeooo:rsid="005c1905"/>
    </style:style>
    <style:style style:name="T37" style:family="text">
      <style:text-properties officeooo:rsid="005e7139"/>
    </style:style>
    <style:style style:name="T38" style:family="text">
      <style:text-properties officeooo:rsid="00603b0b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603b0b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fo:color="#ff3333" officeooo:rsid="0058b5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formática I R1093</text:p>
      <text:p text:style-name="P33">Trabajo Práctico <text:span text:style-name="T13">de Clase</text:span> N°<text:span text:style-name="T27">7 – Señales, fork y pipes </text:span></text:p>
      <text:p text:style-name="P33"><draw:line text:anchor-type="paragraph" draw:z-index="0" draw:name="Shape1" draw:style-name="gr1" draw:text-style-name="P47" svg:x1="-0.0098in" svg:y1="0.1102in" svg:x2="6.7in" svg:y2="0.0902in"><text:p/></draw:line></text:p>
      <text:p text:style-name="P1">Reali<text:span text:style-name="T19">ce</text:span> <text:span text:style-name="T22">las aplicaciones solicitadas en cada punto</text:span></text:p>
      <text:p text:style-name="P1"><text:span text:style-name="T22">Éstas</text:span> deben estar correct<text:span text:style-name="T19">amente </text:span>documentadas, <text:span text:style-name="T20">indicando los parámetros que recibe cada función, que devuelven y características particulares si correspondiese. Utilizar Doxygen para realizar esta documentación.</text:span></text:p>
      <text:p text:style-name="P2">En los puntos que se solicite varias versiones de una misma función, agregar un sufijo al final del nombre de<text:span text:style-name="T23">l archivo (archivos) que darán lugar a la aplicación</text:span>.</text:p>
      <text:p text:style-name="P6">La documentación, debe indicar la manera en que se debe generar la aplicación.</text:p>
      <text:p text:style-name="P11"/>
      <text:p text:style-name="P8"><text:span text:style-name="T26">S</text:span><text:span text:style-name="T25">eñales</text:span><text:span text:style-name="T1">:</text:span></text:p>
      <text:p text:style-name="P5"><text:span text:style-name="T14"><text:tab/>Usar solo </text:span><text:span text:style-name="T15"><text:s/>Async-signal-safe functions dentro </text:span><text:span text:style-name="T14">de la función de atención de la seña</text:span><text:span text:style-name="T16">l.</text:span></text:p>
      <text:p text:style-name="P26"/>
      <text:p text:style-name="P18"><text:span text:style-name="T2">1.-</text:span><text:span text:style-name="T12"> Tomando como base el siguiente código:</text:span></text:p>
      <text:p text:style-name="P34">int main ()</text:p>
      <text:p text:style-name="P34">{</text:p>
      <text:p text:style-name="P34">int i=0;</text:p>
      <text:p text:style-name="P34"><text:tab/>while (1)</text:p>
      <text:p text:style-name="P34"><text:tab/>{</text:p>
      <text:p text:style-name="P34"><text:tab/><text:tab/>printf (" %3d) %5d\n",i++,(int)getpid());</text:p>
      <text:p text:style-name="P34"><text:tab/><text:tab/>sleep (1);</text:p>
      <text:p text:style-name="P34"><text:tab/>}</text:p>
      <text:p text:style-name="P34">return 0;</text:p>
      <text:p text:style-name="P34">}</text:p>
      <text:p text:style-name="P17"><text:span text:style-name="T2">1.</text:span><text:span text:style-name="T7">a.</text:span><text:span text:style-name="T2">-</text:span><text:span text:style-name="T12"> R</text:span>ealizar una <text:span text:style-name="T21">aplicación que al recibir las señales SIGUSR1 incremente un contador y al recibir la señal SIGUSR2 imprima su valor en pantalla. </text:span></text:p>
      <text:p text:style-name="P15">Implementar <text:span text:style-name="T28">las siguientes versiones de la aplicación:</text:span></text:p>
      <text:p text:style-name="P15"><text:span text:style-name="T2">1.</text:span><text:span text:style-name="T4">a.</text:span><text:span text:style-name="T5">1.</text:span><text:span text:style-name="T2">-</text:span> <text:span text:style-name="T28">U</text:span>na función para atender las señal <text:span text:style-name="T28">USR1 y otra para USR2, en donde el valor se <text:s/>se imprime en el main.</text:span></text:p>
      <text:p text:style-name="P15"><text:span text:style-name="T2">1.</text:span><text:span text:style-name="T4">a.</text:span><text:span text:style-name="T6">2</text:span><text:span text:style-name="T2">-</text:span> <text:span text:style-name="T29">modificar el pto anterior de manera que valor se imprima en la función de atención de la señal USR2.</text:span></text:p>
      <text:p text:style-name="P15"><text:span text:style-name="T2">1.</text:span><text:span text:style-name="T4">a.</text:span><text:span text:style-name="T6">3</text:span><text:span text:style-name="T5">.</text:span><text:span text:style-name="T2">-</text:span> <text:span text:style-name="T28">U</text:span>na sola función para atender las señales <text:span text:style-name="T28">USR1 y USR2, e imprimir el valor.</text:span></text:p>
      <text:p text:style-name="P15"/>
      <text:p text:style-name="P7"><text:span text:style-name="T4">Nota:</text:span><text:span text:style-name="T24"> </text:span>Verificar la correcta implementación de la impresión, inicializando el contador en valores de 5 o 6 dígitos</text:p>
      <text:p text:style-name="P7"/>
      <text:p text:style-name="P4"><text:span text:style-name="T2">1.</text:span><text:span text:style-name="T3">b</text:span><text:span text:style-name="T2">-</text:span><text:span text:style-name="T12"> modificar la aplicación anterior de manera que:</text:span></text:p>
      <text:p text:style-name="P9"><text:soft-page-break/>- Al recibir la señal SIGINT (^C) se imprima el valor del contador y la aplicación continúe normalmente.</text:p>
      <text:p text:style-name="P3">- <text:span text:style-name="T24">Al recibir la señal SIGUSR2, la aplicación finalice su ejecución (en forma prolija) imprimiendo un mensaje de finalización.</text:span></text:p>
      <text:p text:style-name="P23"/>
      <text:p text:style-name="P24"><text:span text:style-name="T4">2.</text:span><text:span text:style-name="T2">-</text:span><text:span text:style-name="T12"> Tomando como base el siguiente código:</text:span></text:p>
      <text:p text:style-name="P36">int es_primo (unsigned int val)</text:p>
      <text:p text:style-name="P36">{</text:p>
      <text:p text:style-name="P36">int i;</text:p>
      <text:p text:style-name="P36"><text:tab/>if (val &lt;=2) return 1;</text:p>
      <text:p text:style-name="P36"><text:tab/>if (!(val%2)) return 0;</text:p>
      <text:p text:style-name="P36"/>
      <text:p text:style-name="P36"><text:tab/>for (i=3; i&lt;val/2;i+=2)</text:p>
      <text:p text:style-name="P36"><text:tab/><text:tab/>if (!(val%i))</text:p>
      <text:p text:style-name="P36"><text:tab/><text:tab/><text:tab/>return 0;</text:p>
      <text:p text:style-name="P36">return 1;<text:tab/></text:p>
      <text:p text:style-name="P36">}</text:p>
      <text:p text:style-name="P35"/>
      <text:p text:style-name="P35">int main ()</text:p>
      <text:p text:style-name="P35">{</text:p>
      <text:p text:style-name="P35">int i;</text:p>
      <text:p text:style-name="P35"><text:tab/>printf ("\nListado de Numeros primos hasta %d\n",MAXI);</text:p>
      <text:p text:style-name="P35"/>
      <text:p text:style-name="P35"><text:tab/>for (i=1;i&lt;MAXI;i++)</text:p>
      <text:p text:style-name="P35"><text:tab/><text:tab/>if (es_primo(i))</text:p>
      <text:p text:style-name="P35"><text:tab/><text:tab/><text:tab/>printf (" %d <text:s/>\n",i);</text:p>
      <text:p text:style-name="P35">return 0;</text:p>
      <text:p text:style-name="P35">}</text:p>
      <text:p text:style-name="P24"/>
      <text:p text:style-name="P25"><text:span text:style-name="T4">2.</text:span><text:span text:style-name="T7">a.</text:span><text:span text:style-name="T2">-</text:span><text:span text:style-name="T12"> Agregar el código que sea necesario para que si el proceso dura más de 2 segundos interrumpa y finalice el proceso de impresión de números primos, indicando que el proceso finalizó por TimeOut (exceso de tiempo).</text:span></text:p>
      <text:p text:style-name="P10"><text:span text:style-name="T7">Ayuda:</text:span><text:span text:style-name="T30"> analizar la función </text:span><text:span text:style-name="T7">alarm</text:span><text:span text:style-name="T30">.</text:span></text:p>
      <text:p text:style-name="P25"><text:span text:style-name="T4">2.</text:span><text:span text:style-name="T7">b.</text:span><text:span text:style-name="T2">-</text:span><text:span text:style-name="T12"> Modificar el punto anterior para que el tiempo máximo que debe durar el proceso se ingrese por línea de comando. <text:s/>En caso que el mismo se omita o sea incoherente, se debe asumir una duración máxima de 8 segundos. <text:s/></text:span></text:p>
      <text:p text:style-name="P13"><text:span text:style-name="T7"/></text:p>
      <text:p text:style-name="P16"><text:span text:style-name="T8">3</text:span><text:span text:style-name="T4">.</text:span><text:span text:style-name="T2">-</text:span><text:span text:style-name="T12"> Implementar una función para ingreso por teclado, a la cual se le pueda configurar el tiempo máximo para el ingreso (en segundos).</text:span></text:p>
      <text:p text:style-name="P16">Queda a criterio del implementador, el prototipo de la función y comportamiento de la misma al vencer el tiempo de ingreso.</text:p>
      <text:p text:style-name="P14"><text:span text:style-name="T7">Ayuda:</text:span><text:span text:style-name="T30"> usar las funciones </text:span><text:span text:style-name="T9">fgets</text:span><text:span text:style-name="T30"> y </text:span><text:span text:style-name="T9">sigaction</text:span><text:span text:style-name="T30">. </text:span><text:span text:style-name="T16">A</text:span><text:span text:style-name="T17">nalizar el comportamiento </text:span><text:span text:style-name="T18">utilizando signal en lugar de sigaction</text:span></text:p>
      <text:p text:style-name="P27"><text:span text:style-name="T4"/></text:p>
      <text:p text:style-name="P27"><text:soft-page-break/><text:span text:style-name="T4">4.- </text:span><text:span text:style-name="T14">Tomando como base el siguiente código:</text:span></text:p>
      <text:p text:style-name="P38">#define CANT <text:span text:style-name="T34">100000</text:span></text:p>
      <text:p text:style-name="P38">void mk_file_name(char * s)</text:p>
      <text:p text:style-name="P38">{</text:p>
      <text:p text:style-name="P38">struct tm *stm;</text:p>
      <text:p text:style-name="P38">time_t tx;</text:p>
      <text:p text:style-name="P38"><text:tab/>tx=time(NULL);</text:p>
      <text:p text:style-name="P38"><text:tab/>stm=localtime(&amp;tx);</text:p>
      <text:p text:style-name="P42"><text:tab/></text:p>
      <text:p text:style-name="P38"><text:tab/>sprintf(s,"Info_%02d%02d%02d-%02d%02d%02d",stm-&gt;tm_year%100,stm-&gt;tm_mon+1,<text:span text:style-name="T31">\</text:span> <text:s text:c="2"/><text:tab/><text:tab/><text:tab/><text:tab/> <text:s text:c="5"/>stm-&gt;tm_mday,stm-&gt;tm_hour,stm-&gt;tm_min,stm-&gt;tm_sec);</text:p>
      <text:p text:style-name="P38">}</text:p>
      <text:p text:style-name="P43"/>
      <text:p text:style-name="P39">int make_file(const char * sFile, int k)</text:p>
      <text:p text:style-name="P39">{</text:p>
      <text:p text:style-name="P39">FILE* fp;</text:p>
      <text:p text:style-name="P39">int i;</text:p>
      <text:p text:style-name="P39">int ret=0;</text:p>
      <text:p text:style-name="P44"/>
      <text:p text:style-name="P39"><text:tab/>fp=fopen (sFile,"wt");</text:p>
      <text:p text:style-name="P39"><text:tab/>if (fp==NULL)</text:p>
      <text:p text:style-name="P39"><text:tab/><text:tab/>return -1;</text:p>
      <text:p text:style-name="P44"/>
      <text:p text:style-name="P39"><text:tab/>for (i=1;i&lt;=CANT;i++)</text:p>
      <text:p text:style-name="P39"><text:tab/><text:tab/>if(fprintf(fp,"%6d -&gt; %10d\n",i,i*k)&lt;0)</text:p>
      <text:p text:style-name="P39"><text:tab/><text:tab/>{</text:p>
      <text:p text:style-name="P39"><text:tab/><text:tab/><text:tab/>ret=-2;</text:p>
      <text:p text:style-name="P39"><text:tab/><text:tab/><text:tab/>break;</text:p>
      <text:p text:style-name="P39"><text:tab/><text:tab/>}</text:p>
      <text:p text:style-name="P39"><text:tab/>if (fclose (fp)!=0)</text:p>
      <text:p text:style-name="P40"><text:tab/><text:tab/>ret-=4;</text:p>
      <text:p text:style-name="P40"><text:span text:style-name="T42"><text:tab/>sleep(1);</text:span></text:p>
      <text:p text:style-name="P40">return ret;</text:p>
      <text:p text:style-name="P39">}</text:p>
      <text:p text:style-name="P44"/>
      <text:p text:style-name="P39">int main ()</text:p>
      <text:p text:style-name="P39">{</text:p>
      <text:p text:style-name="P39">char s[20];</text:p>
      <text:p text:style-name="P39">int n=3,x;</text:p>
      <text:p text:style-name="P45"/>
      <text:p text:style-name="P41"><text:tab/>while (1)</text:p>
      <text:p text:style-name="P39"><text:tab/>{</text:p>
      <text:p text:style-name="P39"><text:tab/><text:tab/>mk_file_name(s);</text:p>
      <text:p text:style-name="P39"><text:tab/><text:tab/>fprintf (stdout,"Archivo a generar %s conteniendo la tabla del %d\n",s,n);</text:p>
      <text:p text:style-name="P39"><text:tab/><text:tab/>fputs("Presione ENTER para generar archivo...",stdout);</text:p>
      <text:p text:style-name="P39"><text:tab/><text:tab/>getchar();</text:p>
      <text:p text:style-name="P45"/>
      <text:p text:style-name="P41"><text:tab/><text:tab/>if((x=make_file(s,n))&lt;0)</text:p>
      <text:p text:style-name="P39"><text:tab/><text:tab/>{<text:tab/></text:p>
      <text:p text:style-name="P39"><text:tab/><text:tab/><text:tab/>fprintf(stderr,"\nError en proceso de generación de archivo");</text:p>
      <text:p text:style-name="P39"><text:tab/><text:tab/><text:tab/>fprintf(stderr,"\nCodido de Error %d / %d %s\n\n",x,errno,strerror(errno));</text:p>
      <text:p text:style-name="P39"><text:tab/><text:tab/><text:tab/>break;</text:p>
      <text:p text:style-name="P39"><text:tab/><text:tab/>}</text:p>
      <text:p text:style-name="P39"><text:tab/>fprintf (stdout,"Archivo %s generado correctamente\n\n\n",s);</text:p>
      <text:p text:style-name="P39"><text:tab/>n++;<text:tab/></text:p>
      <text:p text:style-name="P39"><text:tab/>}</text:p>
      <text:p text:style-name="P39">return 0;</text:p>
      <text:p text:style-name="P39">}</text:p>
      <text:p text:style-name="P19"><text:soft-page-break/><text:span text:style-name="T10">4</text:span><text:span text:style-name="T1">.a.-</text:span> Agregar el código que sea necesario para que:</text:p>
      <text:list xml:id="list7113177404422567419" text:style-name="L2">
        <text:list-item>
          <text:p text:style-name="P20"><text:span text:style-name="T32">El archivo se genere al recibir la señal SIGUSR1.</text:span></text:p>
        </text:list-item>
        <text:list-item text:start-value="1">
          <text:p text:style-name="P20"><text:span text:style-name="T32">En case de recibir más de una señal SIGUSR1 por segundo, <text:s/>se genere el archivo correspondiente sin pisar el existente (cosa que no ocurre en el código actual debido al sleep (1)).</text:span></text:p>
        </text:list-item>
      </text:list>
      <text:p text:style-name="P28"><text:span text:style-name="T10">4</text:span><text:span text:style-name="T1">.b.-</text:span> Modificar el código anterior, para que:</text:p>
      <text:list xml:id="list552724329461150593" text:style-name="L3">
        <text:list-item>
          <text:p text:style-name="P29"><text:span text:style-name="T35">A</text:span>l recibir la señal SIGUSR1 genere un clon del proceso que se dedique <text:span text:style-name="T37">exclusivamente a generar el archivo con la tabla correspondiente. El proceso padre no debe generar este archivo.</text:span></text:p>
        </text:list-item>
        <text:list-item>
          <text:p text:style-name="P30">El proceso padre imprima el resultado <text:span text:style-name="T36">del proceso hijo. El proceso hijo no debe imprimir ningún mensaje en pantalla.</text:span></text:p>
        </text:list-item>
        <text:list-item>
          <text:p text:style-name="P30"><text:span text:style-name="T38">El proceso hijo finaliza una vez que cumplió con su función. </text:span></text:p>
        </text:list-item>
        <text:list-item>
          <text:p text:style-name="P31">El proceso padre debe generar un Log con el resultado de las actividades de sus hijos</text:p>
        </text:list-item>
      </text:list>
      <text:p text:style-name="P19"/>
      <text:p text:style-name="P21"><text:span text:style-name="T11">5</text:span><text:span text:style-name="T1">.-</text:span> <text:span text:style-name="T37">En base al ejercicio anterior, realizar dos aplicaciones</text:span>:</text:p>
      <text:p text:style-name="P46"><text:span text:style-name="T39">aplicación 1</text:span>: Tenga un comportamiento similar al proceso padre del ejercicio anterior, salvo que en vez de generar un clon al recibir la señal SIGUSR1, envíe una orden a través de un named pipe <text:span text:style-name="T38">(</text:span>FIFO).</text:p>
      <text:p text:style-name="P46"><text:span text:style-name="T39">aplicación </text:span><text:span text:style-name="T40">2</text:span>: Tenga un comportamiento similar al proceso <text:span text:style-name="T38">hijo</text:span> del ejercicio anterior, <text:span text:style-name="T38">pero independiente del proceso padre. Esta aplicación monitorarea el named pipe y actuará al momento de recibir la orden.</text:span></text:p>
      <text:p text:style-name="P46"/>
      <text:p text:style-name="P32">Generalidades:</text:p>
      <text:list xml:id="list2235798506013564442" text:style-name="L4">
        <text:list-item>
          <text:p text:style-name="P37">Debe estar en ejecución solo una instancia de la ap1.</text:p>
        </text:list-item>
        <text:list-item>
          <text:p text:style-name="P37">Pueden existir varias instancias de ap2 corriendo.</text:p>
        </text:list-item>
        <text:list-item>
          <text:p text:style-name="P37">La ap1 debe informar a la ap2, al menos el número de tabla a generar.</text:p>
        </text:list-item>
        <text:list-item>
          <text:p text:style-name="P37">La ap2 debe informar a la ap1, al menos el nombre de archivo generado y el resultado de la oper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602in" fo:margin-bottom="0.8646in" fo:margin-left="0.8854in" fo:margin-right="0.6772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andrut</meta:initial-creator>
    <meta:editing-cycles>32</meta:editing-cycles>
    <meta:creation-date>2018-08-10T23:16:00</meta:creation-date>
    <dc:date>2018-11-07T18:47:02.705830692</dc:date>
    <meta:editing-duration>P3DT1H51M</meta:editing-duration>
    <meta:generator>LibreOffice/5.1.6.2$Linux_X86_64 LibreOffice_project/10m0$Build-2</meta:generator>
    <meta:document-statistic meta:table-count="0" meta:image-count="0" meta:object-count="0" meta:page-count="4" meta:paragraph-count="121" meta:word-count="865" meta:character-count="5430" meta:non-whitespace-character-count="4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